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2e922"/>
    </style:style>
    <style:style style:name="P2" style:family="paragraph" style:parent-style-name="Preformatted_20_Text">
      <style:text-properties officeooo:rsid="0002e922" officeooo:paragraph-rsid="0002e922"/>
    </style:style>
    <style:style style:name="P3" style:family="paragraph" style:parent-style-name="Preformatted_20_Text">
      <style:text-properties officeooo:rsid="0002f847" officeooo:paragraph-rsid="0002f847"/>
    </style:style>
    <style:style style:name="P4" style:family="paragraph" style:parent-style-name="Preformatted_20_Text">
      <style:text-properties officeooo:rsid="00037f9c" officeooo:paragraph-rsid="00037f9c"/>
    </style:style>
    <style:style style:name="P5" style:family="paragraph" style:parent-style-name="Preformatted_20_Text">
      <style:text-properties officeooo:paragraph-rsid="00045b58"/>
    </style:style>
    <style:style style:name="T1" style:family="text">
      <style:text-properties officeooo:rsid="0002e922"/>
    </style:style>
    <style:style style:name="T2" style:family="text">
      <style:text-properties officeooo:rsid="0002f847"/>
    </style:style>
    <style:style style:name="T3" style:family="text">
      <style:text-properties style:font-name="Liberation Mono" fo:font-size="10pt" officeooo:rsid="00030d2f" style:font-name-asian="Liberation Mono" style:font-size-asian="10pt" style:font-name-complex="Liberation Mono" style:font-size-complex="10pt"/>
    </style:style>
    <style:style style:name="T4" style:family="text">
      <style:text-properties officeooo:rsid="00030d2f"/>
    </style:style>
    <style:style style:name="T5" style:family="text">
      <style:text-properties officeooo:rsid="00037f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age 1 :</text:p>
      <text:p text:style-name="Preformatted_20_Text"/>
      <text:p text:style-name="Preformatted_20_Text"><text:tab/>Vous vous réveillez, vous avez les yeux collés et avez un léger mal de crâne (rien de grave).</text:p>
      <text:p text:style-name="Preformatted_20_Text">En vous levant vous vous rendez compte que vous ne connaissez pas les lieux. (Peut-être avez-vous bu hier, qui sait ?)</text:p>
      <text:p text:style-name="Preformatted_20_Text"><text:tab/>Vous avez apparemment passé la nuit sous un magnifique chêne situé en haut d'une colline, a son pied plusieurs cadavres de bouteilles : Tequila, Vodka, Absinthe et compagnie... (Vous avez sûrement bu hier.).</text:p>
      <text:p text:style-name="Preformatted_20_Text">Dans votre tête, c'est le noir total, vous ne vous souvenez pas du tout comment vous êtes arrivé là (bizarre).</text:p>
      <text:p text:style-name="Preformatted_20_Text">Vous vous souvenez d'une chose, vous vous appelez Walidou.</text:p>
      <text:p text:style-name="Preformatted_20_Text"/>
      <text:p text:style-name="Preformatted_20_Text">Que voulez vous faire ?</text:p>
      <text:p text:style-name="Preformatted_20_Text"/>
      <text:p text:style-name="Preformatted_20_Text">-------------------------------------------</text:p>
      <text:p text:style-name="Preformatted_20_Text"/>
      <text:p text:style-name="Preformatted_20_Text">Restez &gt;&gt; Page 2bis // Partir &gt;&gt; Page 2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reformatted_20_Text">Page 2 :</text:p>
      <text:p text:style-name="Preformatted_20_Text"/>
      <text:p text:style-name="Preformatted_20_Text"><text:tab/>Vous êtes définitivement complétement fou.. Vous auriez dû rester où vous êtes et attendre les secours. Vous avez clairement oublié qui vous êtes, on ne peut pas vous en vouloir.</text:p>
      <text:p text:style-name="Preformatted_20_Text">Trop tard maintenant (pas de chance).</text:p>
      <text:p text:style-name="Preformatted_20_Text"/>
      <text:p text:style-name="Preformatted_20_Text">Un panneau indiquant deux directions se trouve en bas de la colline pas loin du chêne.</text:p>
      <text:p text:style-name="Preformatted_20_Text"/>
      <text:p text:style-name="Preformatted_20_Text">-------------------------------------------</text:p>
      <text:p text:style-name="Preformatted_20_Text"/>
      <text:p text:style-name="Preformatted_20_Text">Trop bien, allons voir ! &gt;&gt; Page 3 // Partir dans la direction opposé au panneau dans les hautes herbes. &gt;&gt; Page 3bis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reformatted_20_Text">Page 2bis :</text:p>
      <text:p text:style-name="Preformatted_20_Text"/>
      <text:p text:style-name="Preformatted_20_Text"><text:tab/>Vous êtes mort !!! Personne n'est venu vous chercher, vous êtes mort de déshydratation et de manque de kebab.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reformatted_20_Text">Page 3 :</text:p>
      <text:p text:style-name="Preformatted_20_Text"/>
      <text:p text:style-name="Preformatted_20_Text"><text:tab/>Deux directions sont indiquées sur le panneau : "Magasin de liqueurs" et "Froutiland"</text:p>
      <text:p text:style-name="Preformatted_20_Text"/>
      <text:p text:style-name="P5">-------------------------------------------</text:p>
      <text:p text:style-name="Preformatted_20_Text"/>
      <text:p text:style-name="Preformatted_20_Text">:) liqueurs ! &gt;&gt; Page 4 // Au bar ! &gt;&gt; Page 5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reformatted_20_Text">Page 3bis :</text:p>
      <text:p text:style-name="Preformatted_20_Text"/>
      <text:p text:style-name="Preformatted_20_Text"><text:tab/>Vous êtes mort !!! (Vous n'avez clairement pas eu d'enfance.)</text:p>
      <text:p text:style-name="Preformatted_20_Text"/>
      <text:p text:style-name="Preformatted_20_Text">Un Poukimon sauvage vous attaque, malheureusement, vous n'avez pas de Poukimon avec vous, juste une cannette de bière vide...</text:p>
      <text:p text:style-name="Preformatted_20_Text">Le Poukimon sauvage vous balance à la police, une fois sur les lieux vous êtes séquestré par ses derniers (Normal, vous êtes un peu trop bronzé).</text:p>
      <text:p text:style-name="Preformatted_20_Text"><text:soft-page-break/></text:p>
      <text:p text:style-name="Preformatted_20_Text">////////////////////////////////////////////////////////////////////////////////</text:p>
      <text:p text:style-name="Preformatted_20_Text"/>
      <text:p text:style-name="Preformatted_20_Text">Page 4 :</text:p>
      <text:p text:style-name="Preformatted_20_Text"/>
      <text:p text:style-name="Preformatted_20_Text"><text:tab/>Vous êtes sur le chemin du magasin de liqueur, un homme s'approche au loin. Une fois à votre niveau, voyant votre mal de crâne, il vous propose gentiment un cachet de Doliprane.</text:p>
      <text:p text:style-name="Preformatted_20_Text"/>
      <text:p text:style-name="P5">-------------------------------------------</text:p>
      <text:p text:style-name="Preformatted_20_Text"/>
      <text:p text:style-name="Preformatted_20_Text">Merci, avec plaisir ! &gt;&gt; Page <text:span text:style-name="T5">5</text:span> bis // Non merci monsieur. &gt;&gt; Page <text:span text:style-name="T5">5.1 bis</text:span>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4">Page 5 bis :</text:p>
      <text:p text:style-name="P4"/>
      <text:p text:style-name="P4"><text:tab/>Vous êtes mort !!! Le Doliprane n’étais probablement pas du Doliprane, pas de chance. Vous vous endormez et malheureusement vous ne vous réveillerez jamais.</text:p>
      <text:p text:style-name="P4"/>
      <text:p text:style-name="P4">////////////////////////////////////////////////////////////////////////////////</text:p>
      <text:p text:style-name="P4"/>
      <text:p text:style-name="P4">Page 5.1 bis </text:p>
      <text:p text:style-name="P4"/>
      <text:p text:style-name="P4"><text:tab/>Vous êtes mort !!! Et oui cette branche de l’histoire n’est pas encore écrite, vous en êtes donc mort, pas de chance.</text:p>
      <text:p text:style-name="P4"><text:s/>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reformatted_20_Text">Page 5 : </text:p>
      <text:p text:style-name="Preformatted_20_Text"/>
      <text:p text:style-name="Preformatted_20_Text"><text:tab/>Vous arrivez à Froutiland. Bien que tout le monde vous sourit, l'atmosphère est étrange. Les bâtiments sont tous de couleurs claires. Tout est bien taillé, trop bien tailler.</text:p>
      <text:p text:style-name="Preformatted_20_Text"/>
      <text:p text:style-name="P5">-------------------------------------------</text:p>
      <text:p text:style-name="Preformatted_20_Text"/>
      <text:p text:style-name="Preformatted_20_Text">Vous entrer dans une épicerie &gt;&gt; Page 6 // Vous décider de continuer a marcher un peu dans l'allé<text:span text:style-name="T1">e</text:span> principal<text:span text:style-name="T1">e</text:span> &gt;&gt; Page 7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reformatted_20_Text">Page 6 :</text:p>
      <text:p text:style-name="Preformatted_20_Text"/>
      <text:p text:style-name="Preformatted_20_Text"><text:tab/>Vous entrez dans l'épicerie, l'intégralité des murs sont peints en rose. Un homme de petite taille, crâne rasé, chemise de couleur claire et tout sourire vous fixes.</text:p>
      <text:p text:style-name="Preformatted_20_Text">Vous vous approchez pour payer la bouteille d'eau que vous venez de récupérer avec les derniers sous qu'il vous reste. Il vous répond que c'est gratuit.</text:p>
      <text:p text:style-name="Preformatted_20_Text">Il vous dit également qu'un grand festin se prépare en ville ce soir et que vous êtes le bienvenu.</text:p>
      <text:p text:style-name="Preformatted_20_Text"/>
      <text:p text:style-name="P5">-------------------------------------------</text:p>
      <text:p text:style-name="Preformatted_20_Text"/>
      <text:p text:style-name="Preformatted_20_Text">Vous demander plus d'information sur le festin &gt;&gt; Page 8 // Vous le remercier pour l'information et sorter du magasin &gt;&gt; Page 9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reformatted_20_Text">Page 7 : </text:p>
      <text:p text:style-name="Preformatted_20_Text"/>
      <text:p text:style-name="Preformatted_20_Text"><text:tab/>Sur l’allée principal<text:span text:style-name="T1">e</text:span>, vous croisez la route d'un groupe de personnes qui <text:soft-page-break/>déteignent des autres habitants du village. Ils ont l'air de chercher quelque chose.</text:p>
      <text:p text:style-name="Preformatted_20_Text"/>
      <text:p text:style-name="P5">-------------------------------------------</text:p>
      <text:p text:style-name="Preformatted_20_Text"/>
      <text:p text:style-name="Preformatted_20_Text">Vous décidez de vous arrêter pour leur parler &gt;&gt; Page 11 // Vous continuez votre route &gt;&gt; Page 10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reformatted_20_Text">Page 8 :</text:p>
      <text:p text:style-name="Preformatted_20_Text"/>
      <text:p text:style-name="Preformatted_20_Text"><text:tab/>L'homme vous dit que c'est courant ici de festoyer dans cette ville le soir. Il vous décrit ensuite la soirée comme un festin avec des mets à profusion, et beaucoup de bonne viande.</text:p>
      <text:p text:style-name="Preformatted_20_Text">Un rire nerveux échappe à l'homme alors qui finissais sa phrase.</text:p>
      <text:p text:style-name="Preformatted_20_Text"/>
      <text:p text:style-name="P5">-------------------------------------------</text:p>
      <text:p text:style-name="P5"/>
      <text:p text:style-name="Preformatted_20_Text">Vous le remerciez pour ses informations complémentaires et décider de sortir du magasin pour continuer votre chemin &gt;&gt; Page 10 // Vous décider de rester en ville et attendre le soir &gt;&gt; Page 13*</text:p>
      <text:p text:style-name="Preformatted_20_Text"/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reformatted_20_Text">Page 9 : </text:p>
      <text:p text:style-name="Preformatted_20_Text"/>
      <text:p text:style-name="Preformatted_20_Text"><text:tab/>De retour sur l’allée principal<text:span text:style-name="T1">e</text:span>, des murmures commencent à se faire entendre. Vous voyez soudain un groupe de personnes qui déteigne des autres habitants du village, ils ont l'air de chercher quelque chose.</text:p>
      <text:p text:style-name="Preformatted_20_Text"/>
      <text:p text:style-name="P5">-------------------------------------------</text:p>
      <text:p text:style-name="Preformatted_20_Text"/>
      <text:p text:style-name="Preformatted_20_Text">Vous décidez de d'aller leurs parler &gt;&gt; Page 11 // Vous continuez votre chemin &gt;&gt; Page 10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reformatted_20_Text">Page 10 : </text:p>
      <text:p text:style-name="Preformatted_20_Text"/>
      <text:p text:style-name="Preformatted_20_Text"><text:tab/>Les regardes commencent à être insistant. Alors que vous marcher une foule commence a se former autour de vous, vous êtes suivis</text:p>
      <text:p text:style-name="Preformatted_20_Text"/>
      <text:p text:style-name="P5">-------------------------------------------</text:p>
      <text:p text:style-name="Preformatted_20_Text"/>
      <text:p text:style-name="P1">Vous prenez vos jambes a votre cou et courez le plus vite possible dans l’allée principal<text:span text:style-name="T1">e</text:span> &gt;&gt; Page 1<text:span text:style-name="T1">2</text:span> // Vous vous retourner et décider de tenté votre chance contre la foule avec vos trois ans de MMA &gt;&gt; Page 1<text:span text:style-name="T1">2</text:span> bis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reformatted_20_Text">Page 11 : </text:p>
      <text:p text:style-name="Preformatted_20_Text"/>
      <text:p text:style-name="Preformatted_20_Text"><text:tab/>Vous allez a la rencontre d'un groupe de 3 personnes. Ses trois personnes vous disent avoir dormis en ville la veuille. Deux de leurs amis n'étaient plus dans la chambre au réveil.</text:p>
      <text:p text:style-name="Preformatted_20_Text">Ils vous les décrivent, mais leurs description ne vous dis rien. </text:p>
      <text:p text:style-name="Preformatted_20_Text"/>
      <text:p text:style-name="P5">-------------------------------------------</text:p>
      <text:p text:style-name="Preformatted_20_Text"/>
      <text:p text:style-name="Preformatted_20_Text">Vous vous excuser de ne pas avoir pu les aider et continuer votre chemins &gt;&gt; Page 10 // Vous leurs proposer de les aider a les chercher en ville &gt;&gt; Page 10 bis</text:p>
      <text:p text:style-name="Preformatted_20_Text"><text:soft-page-break/></text:p>
      <text:p text:style-name="Preformatted_20_Text">////////////////////////////////////////////////////////////////////////////////</text:p>
      <text:p text:style-name="Preformatted_20_Text"/>
      <text:p text:style-name="P1"><text:span text:style-name="T1">Page 12 :</text:span></text:p>
      <text:p text:style-name="P1"/>
      <text:p text:style-name="P1"><text:span text:style-name="T1"><text:tab/>Vous arriver a la sortie du village et plus d’une centaines de villageois sont a vos trousse. La sortie en question donne sur une route goudronnés. Sur cette route un </text:span><text:span text:style-name="T4">van</text:span><text:span text:style-name="T1"> avec trois hippies a l’intérieur s’approche de vous.</text:span></text:p>
      <text:p text:style-name="P1"/>
      <text:p text:style-name="P5">-------------------------------------------</text:p>
      <text:p text:style-name="P1"/>
      <text:p text:style-name="P2">Vous décider de continuer a courir &gt;&gt; Page 13bis // Vous faite de grand signe aux hippies et priez qu’il<text:span text:style-name="T4">s</text:span> s’arrête<text:span text:style-name="T4">nt</text:span> &gt;&gt; Page 13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2">Page 10bis :</text:p>
      <text:p text:style-name="Preformatted_20_Text"/>
      <text:p text:style-name="Preformatted_20_Text"><text:tab/><text:span text:style-name="T2">Vous êtes mort !!! Malheureusement FroutiLand a la fâcheuse habitude de manger les gens qui sont de passages dans la ville. Vous auriez dû vous enfuir </text:span></text:p>
      <text:p text:style-name="Preformatted_20_Text"><text:span text:style-name="T2">avant. Les habitants se délectes de vos membre encore imbibé d’alcool de la veille. </text:span></text:p>
      <text:p text:style-name="Preformatted_20_Text"/>
      <text:p text:style-name="Preformatted_20_Text">////////////////////////////////////////////////////////////////////////////////</text:p>
      <text:p text:style-name="Preformatted_20_Text"/>
      <text:p text:style-name="P3">Page 13bis :</text:p>
      <text:p text:style-name="P3"/>
      <text:p text:style-name="P3"><text:tab/>Vous êtes mort !!! Les habitant vous on rattraper, leurs <text:span text:style-name="T3">cardios</text:span> est hors du commun. Peut-être grâce à leurs habitudes cannibales. En effet les villageois de FroupiLand aime se délecter des personnes de passage dans leur ville. <text:span text:style-name="T4">Un village de cannibale quoi...</text:span></text:p>
      <text:p text:style-name="P3"/>
      <text:p text:style-name="P3">////////////////////////////////////////////////////////////////////////////////</text:p>
      <text:p text:style-name="P3"/>
      <text:p text:style-name="P3">Page 13 :</text:p>
      <text:p text:style-name="P3"/>
      <text:p text:style-name="P3"><text:tab/>Le van s'arrête, vous sautez dedans, une forte odeur de cannabis vous agresse les naseaux. Toutefois vous êtes maintenant hors de porté des <text:span text:style-name="T4">villageois. Un des hippie vous tend quelque chose d’odorant. Vous lui demander s’il n’a pas de boisson «magique», par chance les hippies sont enfaîtes des teufeurs ! Il vous tend une bouteille contenant un mélange étrangement bon.</text:span></text:p>
      <text:p text:style-name="P3"/>
      <text:p text:style-name="P3"><text:tab/><text:span text:style-name="T4">Bravo, vous avez réussi a rejoindre d’autre personnes qui aime faire la fête. Vous rester avec ses personnes jusqu’au bout de la nuit. Je pense que l’on peux considérer ça comme une victoire.</text:span></text:p>
      <text:p text:style-name="P3"/>
      <text:p text:style-name="P3">///////////////////////////////////////////////////////////////////////////////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7T15:22:27.246040493</dc:date>
    <meta:editing-duration>PT15M24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4" meta:paragraph-count="97" meta:word-count="1169" meta:character-count="8378" meta:non-whitespace-character-count="7274"/>
  </office:meta>
</office:document-meta>
</file>